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s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Command( SimpMessageType messageType , boolean destination , boolean subscriptionId , boolean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tMess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Body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Command( SimpMessageType messa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s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sSubscrip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